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6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37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38" draw:master-page-name="Master1-Layout2-obj-Title-and-Content" presentation:presentation-page-layout-name="Master1-PPL2" draw:id="Slide-257">
        <draw:frame draw:id="id65" presentation:style-name="a341" draw:name="Title 1" svg:x="0.91667in" svg:y="0.39931in" svg:width="11.5in" svg:height="1.44965in" presentation:class="title" presentation:placeholder="false">
          <draw:text-box>
            <text:p text:style-name="a340" text:class-names="" text:cond-style-name=""><text:span text:style-name="a339" text:class-names="">VAO and VBO<text:s text:c="1"/></text:span></text:p>
          </draw:text-box>
          <svg:title/>
          <svg:desc/>
        </draw:frame>
        <draw:frame draw:id="id66" presentation:style-name="a351" draw:name="Content Placeholder 2" svg:x="0.91667in" svg:y="1.99653in" svg:width="11.5in" svg:height="4.75868in" presentation:class="outline" presentation:placeholder="false">
          <draw:text-box>
            <text:list text:style-name="a344">
              <text:list-item>
                <text:p text:style-name="a343" text:class-names="" text:cond-style-name=""><text:span text:style-name="a342" text:class-names="">Vertex array object</text:span></text:p>
              </text:list-item>
            </text:list>
            <text:list text:style-name="a347">
              <text:list-item>
                <text:p text:style-name="a346" text:class-names="" text:cond-style-name=""><text:span text:style-name="a345" text:class-names="">Vertex buffer object</text:span></text:p>
              </text:list-item>
            </text:list>
            <text:list text:style-name="a350">
              <text:list-item>
                <text:p text:style-name="a349" text:class-names="" text:cond-style-name=""><text:span text:style-name="a348" text:class-names=""/></text:p>
              </text:list-item>
            </text:list>
          </draw:text-box>
          <svg:title/>
          <svg:desc/>
        </draw:frame>
      </draw:page>
      <draw:page draw:name="Slide3" draw:style-name="a352" draw:master-page-name="Master1-Layout2-obj-Title-and-Content" presentation:presentation-page-layout-name="Master1-PPL2" draw:id="Slide-258">
        <draw:frame draw:id="id67" presentation:style-name="a355" draw:name="Title 1" svg:x="0.91667in" svg:y="0.39931in" svg:width="11.5in" svg:height="1.44965in" presentation:class="title" presentation:placeholder="false">
          <draw:text-box>
            <text:p text:style-name="a354" text:class-names="" text:cond-style-name=""><text:span text:style-name="a353" text:class-names="">Shaders</text:span></text:p>
          </draw:text-box>
          <svg:title/>
          <svg:desc/>
        </draw:frame>
        <draw:frame draw:id="id68" presentation:style-name="a377" draw:name="Content Placeholder 2" svg:x="0.91667in" svg:y="1.99653in" svg:width="11.5in" svg:height="4.75868in" presentation:class="outline" presentation:placeholder="false">
          <draw:text-box>
            <text:list text:style-name="a358">
              <text:list-item>
                <text:p text:style-name="a357" text:class-names="" text:cond-style-name=""><text:span text:style-name="a356" text:class-names="">Programes that run on GPU are shaders</text:span></text:p>
              </text:list-item>
            </text:list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9" text:class-names="">Vertex shader – execute one time per vertex in the object that being rendered</text:span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p text:style-name="a363" text:class-names="" text:cond-style-name=""><text:span text:style-name="a362" text:class-names="">Does : 1. calculate vertex positions on screen</text:span></text:p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list text:style-name="a367">
                              <text:list-item>
                                <text:p text:style-name="a366" text:class-names="" text:cond-style-name=""><text:span text:style-name="a365" text:class-names="">2. Per vertex value<text:s text:c="1"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Fragment shader – execute one time per pixel that object covers on screen</text:span></text:p>
                  </text:list-item>
                </text:list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/></text:p>
              </text:list-item>
            </text:list>
          </draw:text-box>
          <svg:title/>
          <svg:desc/>
        </draw:frame>
      </draw:page>
      <draw:page draw:name="Slide4" draw:style-name="a378" draw:master-page-name="Master1-Layout2-obj-Title-and-Content" presentation:presentation-page-layout-name="Master1-PPL2" draw:id="Slide-259">
        <draw:frame draw:id="id69" presentation:style-name="a381" draw:name="Title 1" svg:x="0.91667in" svg:y="0.39931in" svg:width="11.5in" svg:height="1.44965in" presentation:class="title" presentation:placeholder="false">
          <draw:text-box>
            <text:p text:style-name="a380" text:class-names="" text:cond-style-name=""><text:span text:style-name="a379" text:class-names="">Texture</text:span></text:p>
          </draw:text-box>
          <svg:title/>
          <svg:desc/>
        </draw:frame>
        <draw:frame draw:id="id70" presentation:style-name="a388" draw:name="Content Placeholder 2" svg:x="0.91667in" svg:y="1.99653in" svg:width="11.5in" svg:height="4.75868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2" text:class-names="">Slick utils texture loader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</draw:text-box>
          <svg:title/>
          <svg:desc/>
        </draw:frame>
      </draw:page>
      <draw:page draw:name="Slide5" draw:style-name="a389" draw:master-page-name="Master1-Layout2-obj-Title-and-Content" presentation:presentation-page-layout-name="Master1-PPL2" draw:id="Slide-260">
        <draw:frame draw:id="id71" presentation:style-name="a392" draw:name="Title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90" text:class-names="">My Part</text:span></text:p>
          </draw:text-box>
          <svg:title/>
          <svg:desc/>
        </draw:frame>
        <draw:frame draw:id="id72" presentation:style-name="a437" draw:name="Content Placeholder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3" text:class-names="">Terrain<text:s text:c="1"/></text:span><text:span text:style-name="a394" text:class-names="">(</text:span><text:span text:style-name="a395" text:class-names=""><text:s text:c="1"/></text:span><text:span text:style-name="a396" text:class-names="">heightmap</text:span><text:span text:style-name="a397" text:class-names="">)<text:s text:c="1"/></text:span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mip</text:span><text:span text:style-name="a401" text:class-names=""><text:s text:c="1"/>mapp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4" text:class-names="">Multi<text:s text:c="1"/></text:span><text:span text:style-name="a405" text:class-names="">texture (blend map)</text:span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kybox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Normal mapping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Shadow mapping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Particle<text:s text:c="1"/></text:span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Gui</text:span><text:span text:style-name="a422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Post processing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8/2017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8/2017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8/2017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8/2017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8/2017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8/2017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8/2017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8/2017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8/2017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8/2017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8/2017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8/2017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iganta Barai</meta:initial-creator>
    <dc:creator>Diganta Barai</dc:creator>
    <meta:creation-date>2017-02-07T18:58:34Z</meta:creation-date>
    <dc:date>2017-02-08T03:37:50Z</dc:date>
    <meta:editing-cycles>6</meta:editing-cycles>
    <meta:editing-duration>PT15485S</meta:editing-duration>
    <meta:document-statistic meta:paragraph-count="22" meta:word-count="86"/>
  </office:meta>
</office:document-meta>
</file>